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70 : Xcos Validation Functions</text:h>
      <text:p text:style-name="P2"/>
      <text:p text:style-name="P1"/>
      <text:p text:style-name="P1">Version: 1.0</text:p>
      <text:p text:style-name="P1">Author: Bruno JOFRET</text:p>
      <text:p text:style-name="P1">Review: </text:p>
      <text:p text:style-name="P1">Commented: </text:p>
      <text:p text:style-name="P1">State: Draft</text:p>
      <text:p text:style-name="P1">Scilab-Version: 5.4.0</text:p>
      <text:p text:style-name="P1">Created: 2011-09-29</text:p>
      <text:p text:style-name="P2"/>
      <text:p text:style-name="P1"/>
      <text:h text:style-name="P5" text:outline-level="3">Abstract</text:h>
      <text:p text:style-name="P1">To better check blocks evolutions, we add functions to validate blocks interfaces.</text:p>
      <text:p text:style-name="P1"/>
      <text:p text:style-name="P1">Available functions are:</text:p>
      <text:p text:style-name="P1"/>
      <text:p text:style-name="Preformatted_20_Text"/>
      <text:p text:style-name="Preformatted_20_Text">[status, message] = xcosValidateCompareBlock(block1, block2)</text:p>
      <text:p text:style-name="Preformatted_20_Text">[status, message] = xcosValidateBlockSet(interfFunctionName)</text:p>
      <text:p text:style-name="Preformatted_20_Text">[status, message] = xcosValidateH5Block(h5File, interfFunctionName)</text:p>
      <text:p text:style-name="Preformatted_20_Text"/>
      <text:p text:style-name="P1"/>
      <text:h text:style-name="P5" text:outline-level="3">Rationale</text:h>
      <text:p text:style-name="P3">Some user need to customize the action performed while clicking the « Play » button. To handle we can overload the xcos_simulate function but then we have to manually take care of invoking the simulator.</text:p>
      <text:p text:style-name="P3"/>
      <text:h text:style-name="Heading_20_3" text:outline-level="3">xcosValidateCompareBlock</text:h>
      <text:p text:style-name="Text_20_body">Function prototype:</text:p>
      <text:p text:style-name="Text_20_body"><text:tab/>[in] block1: Datastructure representing a block (ex: output of CONST_m('define'))</text:p>
      <text:p text:style-name="Text_20_body"><text:tab/>[in] block2: Datastructure representing a block (ex: output of CONST_m('define'))</text:p>
      <text:p text:style-name="Text_20_body"><text:tab/>[out] status: boolean return value. %f if blocks are different.</text:p>
      <text:p text:style-name="Text_20_body"><text:tab/>[out] message: Matrix of string containing clues about why blocks are different.</text:p>
      <text:p text:style-name="Text_20_body"/>
      <text:p text:style-name="Text_20_body">Function compare each block field (gui, model.*, ...).</text:p>
      <text:h text:style-name="Heading_20_3" text:outline-level="3">xcosValidateBlockSet</text:h>
      <text:p text:style-name="Text_20_body">Function prototype:</text:p>
      <text:p text:style-name="Text_20_body"><text:tab/>[in] interfFunctionName: A string naming interface function.</text:p>
      <text:p text:style-name="Text_20_body"><text:soft-page-break/><text:tab/>[out] status: boolean return value. %f if blocks are different.</text:p>
      <text:p text:style-name="Text_20_body"><text:tab/>[out] message: Matrix of string containing clues about why interface function will fail during simulation.</text:p>
      <text:p text:style-name="Text_20_body"/>
      <text:p text:style-name="Text_20_body">This function mimic the simulation behaviour. It calls 'define' then 'set' jobs on interface function after stubbing some requesting values functions (x_mdialog, getvalue, …)</text:p>
      <text:h text:style-name="Heading_20_3" text:outline-level="3">xcosValidateH5Block</text:h>
      <text:p text:style-name="Text_20_body">Function prototype:</text:p>
      <text:p text:style-name="Text_20_body"><text:tab/>[in] h5File: h5File containing block datastructure.</text:p>
      <text:p text:style-name="Text_20_body"><text:tab/>[in] interfFunctionName: A string naming interface function.</text:p>
      <text:p text:style-name="Text_20_body"><text:tab/>[out] status: boolean return value. %f if blocks are different.</text:p>
      <text:p text:style-name="Text_20_body"><text:tab/>[out] message: Matrix of string containing clues about why blocks are different.</text:p>
      <text:p text:style-name="Text_20_body"/>
      <text:p text:style-name="Text_20_body">Function will compare two blocks structures using xcosValidateCompareBlock.</text:p>
      <text:p text:style-name="Text_20_body">The first block is returned by impor_from_hdf5(h5File).</text:p>
      <text:p text:style-name="Text_20_body">The second by interfFunctionName('define').</text:p>
      <text:p text:style-name="Text_20_body">Function assumes the name of the stored variable in h5File is 'out'.</text:p>
      <text:h text:style-name="P5" text:outline-level="3"><text:span text:style-name="Teletype"><text:span text:style-name="T2">Example Usage</text:span></text:span></text:h>
      <text:p text:style-name="P3"><text:span text:style-name="Teletype"><text:span text:style-name="T1"/></text:span></text:p>
      <text:h text:style-name="P5" text:outline-level="3">Changelog</text:h>
      <text:list xml:id="list2034579800" text:style-name="L1">
        <text:list-item>
          <text:list>
            <text:list-item>
              <text:p text:style-name="P4">2011-09-29 – Bruno JOFRET &lt;<text:a xlink:type="simple" xlink:href="mailto:bruno.jofret@scilab.org">bruno.jofret@scilab.org</text:a>&gt;</text:p>
              <text:list>
                <text:list-item>
                  <text:list>
                    <text:list-header>
                      <text:p text:style-name="P4">Validation functions description.</text:p>
                    </text:list-header>
                  </text:list>
                </text:list-item>
              </text:list>
            </text:list-item>
          </text:list>
        </text:list-item>
      </text:list>
      <text:h text:style-name="P5" text:outline-level="3">Copyright</text:h>
      <text:p text:style-name="Standard"><text:tab/>Copyright Bruno JOFRET - DIGITEO - 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initial-creator>Pierre MARECHAL</meta:initial-creator>
    <meta:creation-date>2008-07-09T13:39:08</meta:creation-date>
    <dc:date>2011-09-29T08:26:27</dc:date>
    <meta:editing-cycles>15</meta:editing-cycles>
    <meta:editing-duration>PT1H52M57S</meta:editing-duration>
    <meta:document-statistic meta:table-count="0" meta:image-count="0" meta:object-count="0" meta:page-count="2" meta:paragraph-count="45" meta:word-count="287" meta:character-count="2198"/>
    <meta:user-defined meta:name="Info 1"/>
    <meta:user-defined meta:name="Info 2"/>
    <meta:user-defined meta:name="Info 3"/>
    <meta:user-defined meta:name="Info 4"/>
  </office:meta>
</office:document-meta>
</file>